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7.85cm" fo:min-width="2.9cm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75cm" fo:min-width="13.8cm"/>
    </style:style>
    <style:style style:name="gr3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05cm" fo:min-width="2.3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75cm" fo:min-width="17.5cm"/>
    </style:style>
    <style:style style:name="gr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9.25cm" fo:min-width="13.8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3.8cm"/>
    </style:style>
    <style:style style:name="gr7" style:family="graphic" style:parent-style-name="standard">
      <style:graphic-properties draw:textarea-horizontal-align="justify" draw:textarea-vertical-align="middle" draw:auto-grow-height="false" fo:min-height="1.438cm" fo:min-width="4.301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729fcf"/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3465a4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7" style:family="paragraph">
      <style:paragraph-properties fo:text-align="center"/>
      <style:text-properties fo:color="#3465a4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3465a4" fo:font-weight="bold" style:font-weight-asian="bold" style:font-weight-complex="bold"/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18.1cm" svg:x="1.5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cm" svg:height="4cm" svg:x="5.2cm" svg:y="2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8cm" svg:height="2.3cm" svg:x="9.2cm" svg:y="13.3cm">
          <text:p text:style-name="P2"><text:span text:style-name="T1">Geolocaliz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8cm" svg:height="3cm" svg:x="1.5cm" svg:y="2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3cm" svg:height="9.5cm" svg:x="5.2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3cm" svg:height="3.8cm" svg:x="5.2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4.8cm" svg:height="2.7cm" svg:x="10.1cm" svg:y="21.1cm">
          <text:p text:style-name="P4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9" draw:id="id9" draw:layer="layout" svg:width="2.8cm" svg:height="2.3cm" svg:x="16.5cm" svg:y="13.3cm">
          <text:p text:style-name="P2"><text:span text:style-name="T1">Map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2.8cm" svg:height="2.3cm" svg:x="12.522cm" svg:y="13.3cm">
          <text:p text:style-name="P2"><text:span text:style-name="T1">AB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2.8cm" svg:height="2.3cm" svg:x="14.5cm" svg:y="16.2cm">
          <text:p text:style-name="P2"><text:span text:style-name="T1">Pedi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" draw:id="id14" draw:layer="layout" svg:width="2.8cm" svg:height="2.3cm" svg:x="5.5cm" svg:y="13.3cm">
          <text:p text:style-name="P2"><text:span text:style-name="T1">Mensajes</text:span></text:p>
          <text:p text:style-name="P2"><text:span text:style-name="T1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2.8cm" svg:height="2.3cm" svg:x="7.3cm" svg:y="16.2cm">
          <text:p text:style-name="P2"><text:span text:style-name="T1">Pasaj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2.8cm" svg:height="2.3cm" svg:x="1.8cm" svg:y="21.694cm">
          <text:p text:style-name="P2"><text:span text:style-name="T1">Asignación</text:span></text:p>
          <text:p text:style-name="P2"><text:span text:style-name="T1">De Pasaj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2.8cm" svg:height="2.3cm" svg:x="1.8cm" svg:y="17.87cm">
          <text:p text:style-name="P2"><text:span text:style-name="T1">Web</text:span></text:p>
          <text:p text:style-name="P2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" draw:id="id10" draw:layer="layout" svg:width="2.8cm" svg:height="2.3cm" svg:x="10.3cm" svg:y="25.4cm">
          <text:p text:style-name="P2"><text:span text:style-name="T1">O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" draw:id="id12" draw:layer="layout" svg:width="2.8cm" svg:height="2.3cm" svg:x="5.1cm" svg:y="25.4cm">
          <text:p text:style-name="P2"><text:span text:style-name="T1">G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2.8cm" svg:height="2.3cm" svg:x="14.5cm" svg:y="7.471cm">
          <text:p text:style-name="P2"><text:span text:style-name="T1">IU</text:span></text:p>
          <text:p text:style-name="P2"><text:span text:style-name="T1">App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2.8cm" svg:height="2.3cm" svg:x="11.2cm" svg:y="7.5cm">
          <text:p text:style-name="P2"><text:span text:style-name="T1">IU</text:span></text:p>
          <text:p text:style-name="P2"><text:span text:style-name="T1">AppUsu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2.8cm" svg:height="2.3cm" svg:x="5.5cm" svg:y="7.4cm">
          <text:p text:style-name="P2"><text:span text:style-name="T1">IU</text:span></text:p>
          <text:p text:style-name="P2"><text:span text:style-name="T1">AppMov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4.2cm" svg:height="1.673cm" svg:x="15.3cm" svg:y="10.8cm">
          <draw:text-box>
            <text:p text:style-name="P5"><text:span text:style-name="T2">Controlador</text:span></text:p>
          </draw:text-box>
        </draw:frame>
        <draw:frame draw:style-name="gr8" draw:text-style-name="P6" draw:layer="layout" svg:width="6.3cm" svg:height="1.673cm" svg:x="13.2cm" svg:y="25.1cm">
          <draw:text-box>
            <text:p text:style-name="P5"><text:span text:style-name="T2">Servicios Externos</text:span></text:p>
          </draw:text-box>
        </draw:frame>
        <draw:frame draw:style-name="gr8" draw:text-style-name="P6" draw:layer="layout" svg:width="2.8cm" svg:height="1.673cm" svg:x="16.7cm" svg:y="20.7cm">
          <draw:text-box>
            <text:p text:style-name="P5"><text:span text:style-name="T2">Modelo</text:span></text:p>
          </draw:text-box>
        </draw:frame>
        <draw:frame draw:style-name="gr8" draw:text-style-name="P6" draw:layer="layout" svg:width="2.1cm" svg:height="1.673cm" svg:x="17.4cm" svg:y="6.6cm">
          <draw:text-box>
            <text:p text:style-name="P5"><text:span text:style-name="T3">Vista</text:span></text:p>
          </draw:text-box>
        </draw:frame>
        <draw:frame draw:style-name="gr9" draw:text-style-name="P8" draw:layer="layout" svg:width="3.4cm" svg:height="2.384cm" svg:x="1.6cm" svg:y="6.627cm">
          <draw:text-box>
            <text:p text:style-name="P7"><text:span text:style-name="T2">Servicios </text:span></text:p>
            <text:p text:style-name="P7"><text:span text:style-name="T2">Internos</text:span></text:p>
          </draw:text-box>
        </draw:frame>
        <draw:connector draw:style-name="gr10" draw:text-style-name="P1" draw:layer="layout" svg:x1="15.9cm" svg:y1="16.2cm" svg:x2="15.9cm" svg:y2="9.771cm" draw:start-shape="id1" draw:start-glue-point="0" draw:end-shape="id2" draw:end-glue-point="2" svg:d="M15900 16200v-6429" svg:viewBox="0 0 1 6430">
          <text:p/>
        </draw:connector>
        <draw:connector draw:style-name="gr10" draw:text-style-name="P1" draw:layer="layout" draw:line-skew="0.464cm" svg:x1="13.922cm" svg:y1="13.3cm" svg:x2="15.9cm" svg:y2="9.771cm" draw:start-shape="id3" draw:start-glue-point="0" draw:end-shape="id2" draw:end-glue-point="2" svg:d="M13922 13300v-1300h1978v-2229" svg:viewBox="0 0 1979 3530">
          <text:p/>
        </draw:connector>
        <draw:connector draw:style-name="gr10" draw:text-style-name="P1" draw:layer="layout" draw:line-skew="-0.95cm" svg:x1="8.7cm" svg:y1="16.2cm" svg:x2="6.9cm" svg:y2="9.7cm" draw:start-shape="id4" draw:start-glue-point="0" draw:end-shape="id5" svg:d="M8700 16200v-4200h-1800v-2300" svg:viewBox="0 0 1801 6501">
          <text:p/>
        </draw:connector>
        <draw:connector draw:style-name="gr10" draw:text-style-name="P1" draw:layer="layout" svg:x1="10.6cm" svg:y1="13.3cm" svg:x2="8.3cm" svg:y2="8.55cm" draw:start-shape="id6" draw:start-glue-point="0" draw:end-shape="id5" draw:end-glue-point="1" svg:d="M10600 13300v-4750h-2300" svg:viewBox="0 0 2301 4751">
          <text:p/>
        </draw:connector>
        <draw:connector draw:style-name="gr10" draw:text-style-name="P1" draw:layer="layout" draw:line-skew="0.45cm" svg:x1="10.6cm" svg:y1="13.3cm" svg:x2="12.6cm" svg:y2="9.8cm" draw:start-shape="id6" draw:start-glue-point="0" draw:end-shape="id7" draw:end-glue-point="2" svg:d="M10600 13300v-1300h2000v-2200" svg:viewBox="0 0 2001 3501">
          <text:p/>
        </draw:connector>
        <draw:connector draw:style-name="gr10" draw:text-style-name="P1" draw:layer="layout" draw:line-skew="0.75cm" svg:x1="10.6cm" svg:y1="15.6cm" svg:x2="12.5cm" svg:y2="21.1cm" draw:start-shape="id6" draw:start-glue-point="2" draw:end-shape="id8" draw:end-glue-point="5" svg:d="M10600 15600v3500h1900v2000" svg:viewBox="0 0 1901 5501">
          <text:p/>
        </draw:connector>
        <draw:connector draw:style-name="gr10" draw:text-style-name="P1" draw:layer="layout" draw:line-skew="0.75cm" svg:x1="13.922cm" svg:y1="15.6cm" svg:x2="12.5cm" svg:y2="21.1cm" draw:start-shape="id3" draw:start-glue-point="2" draw:end-shape="id8" draw:end-glue-point="5" svg:d="M13922 15600v3500h-1422v2000" svg:viewBox="0 0 1423 5501">
          <text:p/>
        </draw:connector>
        <draw:connector draw:style-name="gr10" draw:text-style-name="P1" draw:layer="layout" svg:x1="15.9cm" svg:y1="18.5cm" svg:x2="14.9cm" svg:y2="22.45cm" draw:start-shape="id1" draw:start-glue-point="2" draw:end-shape="id8" draw:end-glue-point="8" svg:d="M15900 18500v3950h-1000" svg:viewBox="0 0 1001 3951">
          <text:p/>
        </draw:connector>
        <draw:connector draw:style-name="gr10" draw:text-style-name="P1" draw:layer="layout" svg:x1="17.9cm" svg:y1="15.6cm" svg:x2="14.9cm" svg:y2="22.45cm" draw:start-shape="id9" draw:start-glue-point="2" draw:end-shape="id8" draw:end-glue-point="8" svg:d="M17900 15600v6850h-3000" svg:viewBox="0 0 3001 6851">
          <text:p/>
        </draw:connector>
        <draw:connector draw:style-name="gr10" draw:text-style-name="P1" draw:layer="layout" svg:x1="19.3cm" svg:y1="14.45cm" svg:x2="13.1cm" svg:y2="26.55cm" draw:start-shape="id9" draw:start-glue-point="1" draw:end-shape="id10" draw:end-glue-point="1" svg:d="M19300 14450h501v12100h-6701" svg:viewBox="0 0 6702 12101">
          <text:p/>
        </draw:connector>
        <draw:connector draw:style-name="gr10" draw:text-style-name="P1" draw:layer="layout" draw:line-skew="0.464cm" svg:x1="17.9cm" svg:y1="13.3cm" svg:x2="15.9cm" svg:y2="9.771cm" draw:start-shape="id9" draw:start-glue-point="0" draw:end-shape="id2" draw:end-glue-point="2" svg:d="M17900 13300v-1300h-2000v-2229" svg:viewBox="0 0 2001 3530">
          <text:p/>
        </draw:connector>
        <draw:connector draw:style-name="gr10" draw:text-style-name="P1" draw:layer="layout" draw:line-skew="0.203cm" svg:x1="3.2cm" svg:y1="23.994cm" svg:x2="6.5cm" svg:y2="25.4cm" draw:start-shape="id11" draw:start-glue-point="2" draw:end-shape="id12" draw:end-glue-point="0" svg:d="M3200 23994v906h3300v500" svg:viewBox="0 0 3301 1407">
          <text:p/>
        </draw:connector>
        <draw:connector draw:style-name="gr10" draw:text-style-name="P1" draw:layer="layout" svg:x1="7.3cm" svg:y1="17.35cm" svg:x2="3.2cm" svg:y2="17.87cm" draw:start-shape="id4" draw:start-glue-point="3" draw:end-shape="id13" draw:end-glue-point="0" svg:d="M7300 17350h-4100v520" svg:viewBox="0 0 4101 521">
          <text:p/>
        </draw:connector>
        <draw:connector draw:style-name="gr10" draw:text-style-name="P1" draw:layer="layout" draw:line-skew="-0.75cm" svg:x1="4.6cm" svg:y1="22.844cm" svg:x2="12.5cm" svg:y2="23.8cm" draw:start-shape="id11" draw:start-glue-point="1" draw:end-shape="id8" draw:end-glue-point="7" svg:d="M4600 22844h2000v1458h5900v-502" svg:viewBox="0 0 7901 1459">
          <text:p/>
        </draw:connector>
        <draw:connector draw:style-name="gr10" draw:text-style-name="P1" draw:layer="layout" draw:line-skew="-0.75cm" svg:x1="4.6cm" svg:y1="19.02cm" svg:x2="10.1cm" svg:y2="22.45cm" draw:start-shape="id13" draw:start-glue-point="1" draw:end-shape="id8" draw:end-glue-point="6" svg:d="M4600 19020h2000v3430h3500" svg:viewBox="0 0 5501 3431">
          <text:p/>
        </draw:connector>
        <draw:connector draw:style-name="gr10" draw:text-style-name="P1" draw:layer="layout" svg:x1="6.9cm" svg:y1="13.3cm" svg:x2="6.9cm" svg:y2="9.7cm" draw:start-shape="id14" draw:start-glue-point="0" draw:end-shape="id5" draw:end-glue-point="2" svg:d="M6900 13300v-3600" svg:viewBox="0 0 1 3601">
          <text:p/>
        </draw:connector>
        <draw:connector draw:style-name="gr10" draw:text-style-name="P1" draw:layer="layout" draw:line-skew="-3.399cm" svg:x1="5.1cm" svg:y1="26.55cm" svg:x2="5.5cm" svg:y2="14.45cm" draw:start-shape="id12" draw:start-glue-point="3" draw:end-shape="id14" draw:end-glue-point="3" svg:d="M5100 26550h-3900v-12100h4300" svg:viewBox="0 0 4301 1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7-06T23:05:58.993647521</meta:creation-date>
    <dc:date>2016-07-07T23:39:48.496421471</dc:date>
    <dc:creator>sebastian </dc:creator>
    <meta:editing-duration>PT37M37S</meta:editing-duration>
    <meta:editing-cycles>4</meta:editing-cycles>
    <meta:generator>LibreOffice/5.0.3.2$Linux_X86_64 LibreOffice_project/00m0$Build-2</meta:generator>
    <meta:document-statistic meta:object-count="41"/>
  </office:meta>
</office:document-meta>
</file>